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7AC0000018B0000018BFAC46F719D4788D8.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Arial Unicode MS'"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Arial2" svg:font-family="Arial" style:font-family-generic="roman" style:font-pitch="variable"/>
    <style:font-face style:name="Calibri" svg:font-family="Calibri" style:font-family-generic="roman" style:font-pitch="variable"/>
    <style:font-face style:name="MinionPro-Regular" svg:font-family="MinionPro-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S Mincho" svg:font-family="'MS Mincho'" style:font-family-generic="system" style:font-pitch="variable"/>
    <style:font-face style:name="MinionPro-Regular1" svg:font-family="MinionPro-Regular" style:font-family-generic="system" style:font-pitch="variable"/>
    <style:font-face style:name="Tahoma" svg:font-family="Tahoma" style:font-family-generic="system" style:font-pitch="variable"/>
  </office:font-face-decls>
  <office:automatic-styles>
    <style:style style:name="P1" style:family="paragraph" style:parent-style-name="_5b_Párrafo_20_básico_5d_">
      <style:paragraph-properties fo:margin-top="0cm" fo:margin-bottom="0.212cm" loext:contextual-spacing="false"/>
      <style:text-properties style:font-name="Calibri" fo:font-size="12pt" officeooo:paragraph-rsid="004dcc83" style:font-size-asian="12pt" style:font-size-complex="12pt"/>
    </style:style>
    <style:style style:name="P2" style:family="paragraph" style:parent-style-name="_5b_Párrafo_20_básico_5d_">
      <style:paragraph-properties fo:margin-top="0cm" fo:margin-bottom="0.212cm" loext:contextual-spacing="false" fo:text-align="justify" style:justify-single-word="false"/>
      <style:text-properties style:font-name="Arial" fo:font-size="12pt" style:font-size-asian="12pt" style:font-size-complex="12pt"/>
    </style:style>
    <style:style style:name="P3" style:family="paragraph" style:parent-style-name="_5b_Párrafo_20_básico_5d_">
      <style:paragraph-properties fo:margin-top="0cm" fo:margin-bottom="0.212cm" loext:contextual-spacing="false"/>
      <style:text-properties fo:color="#365f91" style:font-name="Arial" fo:font-weight="bold" style:font-weight-asian="bold"/>
    </style:style>
    <style:style style:name="P4" style:family="paragraph" style:parent-style-name="_5b_Párrafo_20_básico_5d_">
      <style:text-properties style:use-window-font-color="true" style:font-name="Arial" fo:font-size="24pt" fo:font-weight="bold" style:font-size-asian="24pt" style:font-weight-asian="bold" style:font-size-complex="24pt"/>
    </style:style>
    <style:style style:name="P5" style:family="paragraph" style:parent-style-name="_5b_Párrafo_20_básico_5d_">
      <style:paragraph-properties fo:margin-left="0.635cm" fo:margin-right="0cm" fo:margin-top="0cm" fo:margin-bottom="0.212cm" loext:contextual-spacing="false" fo:text-align="justify" style:justify-single-word="false" fo:text-indent="-0.635cm" style:auto-text-indent="false"/>
      <style:text-properties style:font-name="Arial" fo:font-size="12pt" officeooo:rsid="0024fd62" officeooo:paragraph-rsid="0024fd62" style:font-size-asian="12pt" style:font-size-complex="12pt"/>
    </style:style>
    <style:style style:name="P6" style:family="paragraph" style:parent-style-name="_5b_Párrafo_20_básico_5d_">
      <style:paragraph-properties fo:margin-left="0.635cm" fo:margin-right="0cm" fo:margin-top="0cm" fo:margin-bottom="0.212cm" loext:contextual-spacing="false" fo:text-align="justify" style:justify-single-word="false" fo:text-indent="-0.635cm" style:auto-text-indent="false"/>
      <style:text-properties style:font-name="Arial" fo:font-size="12pt" style:font-size-asian="12pt" style:font-size-complex="12pt"/>
    </style:style>
    <style:style style:name="P7" style:family="paragraph" style:parent-style-name="_5b_Párrafo_20_básico_5d_">
      <style:paragraph-properties fo:margin-left="0.635cm" fo:margin-right="0cm" fo:margin-top="0cm" fo:margin-bottom="0.212cm" loext:contextual-spacing="false" fo:text-align="justify" style:justify-single-word="false" fo:text-indent="-0.635cm" style:auto-text-indent="false"/>
      <style:text-properties style:font-name="Arial" fo:font-size="12pt" fo:font-weight="bold" style:font-size-asian="12pt" style:font-weight-asian="bold" style:font-size-complex="12pt"/>
    </style:style>
    <style:style style:name="P8" style:family="paragraph" style:parent-style-name="_5b_Párrafo_20_básico_5d_">
      <style:paragraph-properties fo:margin-left="0cm" fo:margin-right="0cm" fo:margin-top="0cm" fo:margin-bottom="0.212cm" loext:contextual-spacing="false" fo:text-align="justify" style:justify-single-word="false" fo:text-indent="0cm" style:auto-text-indent="false" style:writing-mode="lr-tb"/>
      <style:text-properties style:font-name="Arial" fo:font-size="12pt" fo:font-style="italic" style:font-size-asian="12pt" style:font-style-asian="italic" style:font-size-complex="12pt" style:font-style-complex="italic"/>
    </style:style>
    <style:style style:name="P9" style:family="paragraph" style:parent-style-name="_5b_Párrafo_20_básico_5d_">
      <style:paragraph-properties fo:margin-left="0cm" fo:margin-right="0cm" fo:margin-top="0cm" fo:margin-bottom="0.212cm" loext:contextual-spacing="false" fo:text-align="justify" style:justify-single-word="false" fo:text-indent="0cm" style:auto-text-indent="false" style:writing-mode="lr-tb"/>
      <style:text-properties style:font-name="Arial" fo:font-size="12pt" officeooo:paragraph-rsid="002639c9" style:font-size-asian="12pt" style:font-size-complex="12pt"/>
    </style:style>
    <style:style style:name="P10" style:family="paragraph" style:parent-style-name="_5b_Párrafo_20_básico_5d_">
      <style:paragraph-properties fo:margin-left="0cm" fo:margin-right="0cm" fo:margin-top="0cm" fo:margin-bottom="0.212cm" loext:contextual-spacing="false" fo:text-align="justify" style:justify-single-word="false" fo:text-indent="0cm" style:auto-text-indent="false" style:writing-mode="lr-tb"/>
      <style:text-properties fo:color="#000000" style:font-name="Arial" fo:font-size="12pt" fo:font-style="italic" officeooo:paragraph-rsid="002639c9" style:font-size-asian="12pt" style:font-style-asian="italic" style:font-name-complex="MinionPro-Regular1" style:font-size-complex="12pt" style:font-style-complex="italic"/>
    </style:style>
    <style:style style:name="P11" style:family="paragraph" style:parent-style-name="_5b_Párrafo_20_básico_5d_">
      <style:paragraph-properties fo:margin-left="1.249cm" fo:margin-right="0cm" fo:margin-top="0cm" fo:margin-bottom="0.212cm" loext:contextual-spacing="false" fo:text-align="justify" style:justify-single-word="false" fo:text-indent="0cm" style:auto-text-indent="false"/>
      <style:text-properties style:font-name="Arial" fo:font-size="12pt" fo:font-style="italic" style:font-size-asian="12pt" style:font-style-asian="italic" style:font-size-complex="12pt" style:font-style-complex="italic"/>
    </style:style>
    <style:style style:name="P12" style:family="paragraph" style:parent-style-name="_5b_Párrafo_20_básico_5d_">
      <style:paragraph-properties fo:margin-left="1.249cm" fo:margin-right="0cm" fo:text-align="justify" style:justify-single-word="false" fo:text-indent="0cm" style:auto-text-indent="false"/>
      <style:text-properties style:font-name="Arial" fo:font-size="12pt" style:font-size-asian="12pt" style:font-size-complex="12pt"/>
    </style:style>
    <style:style style:name="P13" style:family="paragraph" style:parent-style-name="_5b_Párrafo_20_básico_5d_">
      <style:paragraph-properties fo:margin-left="0.635cm" fo:margin-right="0cm" fo:margin-top="0cm" fo:margin-bottom="0.212cm" loext:contextual-spacing="false" fo:text-align="justify" style:justify-single-word="false" fo:text-indent="0cm" style:auto-text-indent="false"/>
      <style:text-properties style:font-name="Arial" fo:font-size="12pt" style:font-size-asian="12pt" style:font-size-complex="12pt"/>
    </style:style>
    <style:style style:name="P14" style:family="paragraph" style:parent-style-name="Text_20_body" style:master-page-name="Standard">
      <style:paragraph-properties style:page-number="auto"/>
      <style:text-properties style:font-name="Arial" officeooo:rsid="0050e993" officeooo:paragraph-rsid="0050e993"/>
    </style:style>
    <style:style style:name="P15" style:family="paragraph" style:parent-style-name="Heading_20_1">
      <style:text-properties fo:color="#00b6bd" style:font-name="Arial"/>
    </style:style>
    <style:style style:name="P16" style:family="paragraph" style:parent-style-name="Heading_20_1">
      <style:text-properties fo:color="#009598" style:font-name="Arial"/>
    </style:style>
    <style:style style:name="P17" style:family="paragraph" style:parent-style-name="_5b_Párrafo_20_básico_5d_" style:list-style-name="L3">
      <style:paragraph-properties fo:text-align="justify" style:justify-single-word="false"/>
      <style:text-properties style:font-name="Arial" fo:font-size="12pt" fo:font-weight="bold" style:font-size-asian="12pt" style:font-weight-asian="bold" style:font-size-complex="12pt"/>
    </style:style>
    <style:style style:name="P18" style:family="paragraph" style:parent-style-name="_5b_Párrafo_20_básico_5d_" style:list-style-name="L1">
      <style:paragraph-properties fo:margin-top="0cm" fo:margin-bottom="0.212cm" loext:contextual-spacing="false" fo:text-align="justify" style:justify-single-word="false"/>
      <style:text-properties style:font-name="Arial" fo:font-size="12pt" style:font-size-asian="12pt" style:font-size-complex="12pt"/>
    </style:style>
    <style:style style:name="P19" style:family="paragraph" style:parent-style-name="_5b_Párrafo_20_básico_5d_" style:list-style-name="L2">
      <style:paragraph-properties fo:margin-top="0cm" fo:margin-bottom="0.212cm" loext:contextual-spacing="false" fo:text-align="justify" style:justify-single-word="false"/>
      <style:text-properties style:font-name="Arial" fo:font-size="12pt" style:font-size-asian="12pt" style:font-size-complex="12pt"/>
    </style:style>
    <style:style style:name="P20" style:family="paragraph" style:parent-style-name="_5b_Párrafo_20_básico_5d_" style:list-style-name="L2">
      <style:paragraph-properties fo:margin-top="0cm" fo:margin-bottom="0.212cm" loext:contextual-spacing="false" fo:text-align="justify" style:justify-single-word="false"/>
      <style:text-properties style:font-name="Arial" fo:font-size="12pt" officeooo:paragraph-rsid="00554a53" style:font-size-asian="12pt" style:font-size-complex="12pt"/>
    </style:style>
    <style:style style:name="P21" style:family="paragraph" style:parent-style-name="_5b_Párrafo_20_básico_5d_" style:list-style-name="L3">
      <style:paragraph-properties fo:margin-top="0cm" fo:margin-bottom="0.212cm" loext:contextual-spacing="false" fo:text-align="justify" style:justify-single-word="false"/>
      <style:text-properties style:font-name="Arial" fo:font-size="12pt" style:font-size-asian="12pt" style:font-size-complex="12pt"/>
    </style:style>
    <style:style style:name="P22"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style:font-size-asian="12pt" style:font-size-complex="12pt"/>
    </style:style>
    <style:style style:name="P23"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paragraph-rsid="00317525" style:font-size-asian="12pt" style:font-size-complex="12pt"/>
    </style:style>
    <style:style style:name="P24"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paragraph-rsid="005e2d75" style:font-size-asian="12pt" style:font-size-complex="12pt"/>
    </style:style>
    <style:style style:name="P25"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paragraph-rsid="005edc86" style:font-size-asian="12pt" style:font-size-complex="12pt"/>
    </style:style>
    <style:style style:name="P26"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paragraph-rsid="00397a0b" style:font-size-asian="12pt" style:font-size-complex="12pt"/>
    </style:style>
    <style:style style:name="P27" style:family="paragraph" style:parent-style-name="_5b_Párrafo_20_básico_5d_" style:list-style-name="L4">
      <style:paragraph-properties fo:margin-top="0cm" fo:margin-bottom="0.212cm" loext:contextual-spacing="false" fo:text-align="justify" style:justify-single-word="false"/>
      <style:text-properties style:font-name="Arial" fo:font-size="12pt" officeooo:rsid="00578b9c" officeooo:paragraph-rsid="00621593" style:font-size-asian="12pt" style:font-size-complex="12pt"/>
    </style:style>
    <style:style style:name="P28" style:family="paragraph" style:parent-style-name="_5b_Párrafo_20_básico_5d_">
      <style:paragraph-properties fo:margin-top="0cm" fo:margin-bottom="0.212cm" loext:contextual-spacing="false"/>
      <style:text-properties style:font-name="Arial" fo:font-size="12pt" officeooo:rsid="004dcc83" officeooo:paragraph-rsid="004dcc83" style:font-size-asian="12pt" style:font-size-complex="12pt"/>
    </style:style>
    <style:style style:name="P29" style:family="paragraph" style:parent-style-name="_5b_Párrafo_20_básico_5d_" style:list-style-name="L5">
      <style:paragraph-properties fo:margin-top="0cm" fo:margin-bottom="0.212cm" loext:contextual-spacing="false" fo:text-align="justify" style:justify-single-word="false"/>
      <style:text-properties style:font-name="Arial" fo:font-size="12pt" fo:font-weight="normal" style:font-size-asian="12pt" style:font-weight-asian="normal" style:font-size-complex="12pt" style:font-weight-complex="normal"/>
    </style:style>
    <style:style style:name="P30" style:family="paragraph" style:parent-style-name="_5b_Párrafo_20_básico_5d_" style:list-style-name="L5">
      <style:paragraph-properties fo:margin-top="0cm" fo:margin-bottom="0.212cm" loext:contextual-spacing="false" fo:text-align="justify" style:justify-single-word="false"/>
      <style:text-properties style:font-name="Arial" fo:font-size="12pt" fo:font-weight="normal" officeooo:paragraph-rsid="0061e739" style:font-size-asian="12pt" style:font-weight-asian="normal" style:font-size-complex="12pt" style:font-weight-complex="normal"/>
    </style:style>
    <style:style style:name="P31" style:family="paragraph" style:parent-style-name="_5b_Párrafo_20_básico_5d_" style:list-style-name="L5">
      <style:paragraph-properties fo:margin-top="0cm" fo:margin-bottom="0.212cm" loext:contextual-spacing="false" fo:text-align="justify" style:justify-single-word="false"/>
      <style:text-properties style:font-name="Arial" fo:font-size="12pt" fo:font-weight="normal" officeooo:paragraph-rsid="003e2f20" style:font-size-asian="12pt" style:font-weight-asian="normal" style:font-size-complex="12pt" style:font-weight-complex="normal"/>
    </style:style>
    <style:style style:name="P32" style:family="paragraph" style:parent-style-name="_5b_Párrafo_20_básico_5d_" style:list-style-name="L6">
      <style:paragraph-properties fo:margin-top="0cm" fo:margin-bottom="0.212cm" loext:contextual-spacing="false" fo:text-align="justify" style:justify-single-word="false"/>
      <style:text-properties style:font-name="Arial" fo:font-size="12pt" fo:font-weight="normal" officeooo:paragraph-rsid="0045203e" style:font-size-asian="12pt" style:font-weight-asian="normal" style:font-size-complex="12pt" style:font-weight-complex="normal"/>
    </style:style>
    <style:style style:name="P33" style:family="paragraph" style:parent-style-name="_5b_Párrafo_20_básico_5d_" style:list-style-name="L6">
      <style:paragraph-properties fo:margin-top="0cm" fo:margin-bottom="0.212cm" loext:contextual-spacing="false" fo:text-align="justify" style:justify-single-word="false"/>
      <style:text-properties style:font-name="Arial" fo:font-size="12pt" fo:font-weight="normal" officeooo:paragraph-rsid="00470508" style:font-size-asian="12pt" style:font-weight-asian="normal" style:font-size-complex="12pt" style:font-weight-complex="normal"/>
    </style:style>
    <style:style style:name="P34" style:family="paragraph" style:parent-style-name="_5b_Párrafo_20_básico_5d_" style:list-style-name="L6">
      <style:paragraph-properties fo:margin-top="0cm" fo:margin-bottom="0.212cm" loext:contextual-spacing="false" fo:text-align="justify" style:justify-single-word="false"/>
      <style:text-properties style:font-name="Arial" fo:font-size="12pt" fo:font-weight="normal" officeooo:paragraph-rsid="004882ad" style:font-size-asian="12pt" style:font-weight-asian="normal" style:font-size-complex="12pt" style:font-weight-complex="normal"/>
    </style:style>
    <style:style style:name="P35" style:family="paragraph" style:parent-style-name="_5b_Párrafo_20_básico_5d_" style:list-style-name="L6">
      <style:paragraph-properties fo:margin-top="0cm" fo:margin-bottom="0.212cm" loext:contextual-spacing="false" fo:text-align="justify" style:justify-single-word="false"/>
      <style:text-properties style:font-name="Arial" fo:font-size="12pt" fo:font-weight="normal" officeooo:rsid="006f2dd3" officeooo:paragraph-rsid="006f2dd3" style:font-size-asian="12pt" style:font-weight-asian="normal" style:font-size-complex="12pt" style:font-weight-complex="normal"/>
    </style:style>
    <style:style style:name="P36" style:family="paragraph" style:parent-style-name="_5b_Párrafo_20_básico_5d_" style:list-style-name="L4">
      <style:paragraph-properties fo:margin-top="0cm" fo:margin-bottom="0.212cm" loext:contextual-spacing="false" fo:text-align="justify" style:justify-single-word="false"/>
      <style:text-properties style:font-name="Arial"/>
    </style:style>
    <style:style style:name="T1" style:family="text">
      <style:text-properties fo:color="#009598"/>
    </style:style>
    <style:style style:name="T2" style:family="text">
      <style:text-properties officeooo:rsid="002639c9"/>
    </style:style>
    <style:style style:name="T3" style:family="text">
      <style:text-properties fo:color="#000000" fo:font-style="italic" style:font-style-asian="italic" style:font-name-complex="MinionPro-Regular1" style:font-style-complex="italic"/>
    </style:style>
    <style:style style:name="T4" style:family="text">
      <style:text-properties fo:color="#000000" fo:font-style="italic" officeooo:rsid="0027fffb" style:font-style-asian="italic" style:font-name-complex="MinionPro-Regular1" style:font-style-complex="italic"/>
    </style:style>
    <style:style style:name="T5" style:family="text">
      <style:text-properties officeooo:rsid="003b5c73"/>
    </style:style>
    <style:style style:name="T6" style:family="text">
      <style:text-properties fo:font-weight="normal" style:font-weight-asian="normal" style:font-weight-complex="normal"/>
    </style:style>
    <style:style style:name="T7" style:family="text">
      <style:text-properties fo:font-weight="normal" officeooo:rsid="0021fb96" style:font-weight-asian="normal" style:font-weight-complex="normal"/>
    </style:style>
    <style:style style:name="T8" style:family="text">
      <style:text-properties fo:font-weight="normal" officeooo:rsid="002e34bf" style:font-weight-asian="normal" style:font-weight-complex="normal"/>
    </style:style>
    <style:style style:name="T9" style:family="text">
      <style:text-properties fo:font-weight="normal" officeooo:rsid="00347b52" style:font-weight-asian="normal" style:font-weight-complex="normal"/>
    </style:style>
    <style:style style:name="T10" style:family="text">
      <style:text-properties fo:font-weight="normal" officeooo:rsid="00352564" style:font-weight-asian="normal" style:font-weight-complex="normal"/>
    </style:style>
    <style:style style:name="T11" style:family="text">
      <style:text-properties fo:font-weight="normal" officeooo:rsid="00397a0b" style:font-weight-asian="normal" style:font-weight-complex="normal"/>
    </style:style>
    <style:style style:name="T12" style:family="text">
      <style:text-properties fo:font-weight="normal" officeooo:rsid="005614da" style:font-weight-asian="normal" style:font-weight-complex="normal"/>
    </style:style>
    <style:style style:name="T13" style:family="text">
      <style:text-properties fo:font-weight="normal" officeooo:rsid="00578b9c" style:font-weight-asian="normal" style:font-weight-complex="normal"/>
    </style:style>
    <style:style style:name="T14" style:family="text">
      <style:text-properties fo:font-weight="normal" officeooo:rsid="0058df7e" style:font-weight-asian="normal" style:font-weight-complex="normal"/>
    </style:style>
    <style:style style:name="T15" style:family="text">
      <style:text-properties fo:font-weight="normal" officeooo:rsid="0059ac0e" style:font-weight-asian="normal" style:font-weight-complex="normal"/>
    </style:style>
    <style:style style:name="T16" style:family="text">
      <style:text-properties fo:font-weight="normal" officeooo:rsid="005b9c80" style:font-weight-asian="normal" style:font-weight-complex="normal"/>
    </style:style>
    <style:style style:name="T17" style:family="text">
      <style:text-properties fo:font-weight="normal" officeooo:rsid="005e2d75" style:font-weight-asian="normal" style:font-weight-complex="normal"/>
    </style:style>
    <style:style style:name="T18" style:family="text">
      <style:text-properties fo:font-weight="normal" officeooo:rsid="005edc86" style:font-weight-asian="normal" style:font-weight-complex="normal"/>
    </style:style>
    <style:style style:name="T19" style:family="text">
      <style:text-properties fo:font-weight="normal" officeooo:rsid="0061e739" style:font-weight-asian="normal" style:font-weight-complex="normal"/>
    </style:style>
    <style:style style:name="T20" style:family="text">
      <style:text-properties fo:font-weight="normal" officeooo:rsid="00621593" style:font-weight-asian="normal" style:font-weight-complex="normal"/>
    </style:style>
    <style:style style:name="T21" style:family="text">
      <style:text-properties fo:font-weight="normal" officeooo:rsid="003e2f20" style:font-weight-asian="normal" style:font-weight-complex="normal"/>
    </style:style>
    <style:style style:name="T22" style:family="text">
      <style:text-properties officeooo:rsid="0021fb96"/>
    </style:style>
    <style:style style:name="T23" style:family="text">
      <style:text-properties fo:font-weight="bold" style:font-weight-asian="bold"/>
    </style:style>
    <style:style style:name="T24" style:family="text">
      <style:text-properties fo:font-weight="bold" officeooo:rsid="0050e993" style:font-weight-asian="bold"/>
    </style:style>
    <style:style style:name="T25" style:family="text">
      <style:text-properties fo:font-weight="bold" officeooo:rsid="002639c9" style:font-weight-asian="bold" style:font-weight-complex="bold"/>
    </style:style>
    <style:style style:name="T26" style:family="text">
      <style:text-properties fo:font-weight="bold" officeooo:rsid="00544cae" style:font-weight-asian="bold"/>
    </style:style>
    <style:style style:name="T27" style:family="text">
      <style:text-properties officeooo:rsid="0023d6c2"/>
    </style:style>
    <style:style style:name="T28" style:family="text">
      <style:text-properties officeooo:rsid="0024d8f1"/>
    </style:style>
    <style:style style:name="T29" style:family="text">
      <style:text-properties officeooo:rsid="00292849"/>
    </style:style>
    <style:style style:name="T30" style:family="text">
      <style:text-properties officeooo:rsid="002d2d97"/>
    </style:style>
    <style:style style:name="T31" style:family="text">
      <style:text-properties officeooo:rsid="00317525"/>
    </style:style>
    <style:style style:name="T32" style:family="text">
      <style:text-properties officeooo:rsid="003322ea"/>
    </style:style>
    <style:style style:name="T33" style:family="text">
      <style:text-properties officeooo:rsid="0034796b"/>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34796b" style:font-size-asian="12pt" style:font-weight-asian="normal" style:font-size-complex="12pt" style:font-weight-complex="normal"/>
    </style:style>
    <style:style style:name="T36" style:family="text">
      <style:text-properties fo:font-size="12pt" style:font-size-asian="12pt" style:font-size-complex="12pt"/>
    </style:style>
    <style:style style:name="T37" style:family="text">
      <style:text-properties fo:font-size="12pt" officeooo:rsid="0034796b" style:font-size-asian="12pt" style:font-size-complex="12pt"/>
    </style:style>
    <style:style style:name="T38" style:family="text">
      <style:text-properties officeooo:rsid="00347b52"/>
    </style:style>
    <style:style style:name="T39" style:family="text">
      <style:text-properties officeooo:rsid="00352564"/>
    </style:style>
    <style:style style:name="T40" style:family="text">
      <style:text-properties officeooo:rsid="0036e4e9"/>
    </style:style>
    <style:style style:name="T41" style:family="text">
      <style:text-properties officeooo:rsid="0037ec29"/>
    </style:style>
    <style:style style:name="T42" style:family="text">
      <style:text-properties officeooo:rsid="00397a0b"/>
    </style:style>
    <style:style style:name="T43" style:family="text">
      <style:text-properties officeooo:rsid="003e2f20"/>
    </style:style>
    <style:style style:name="T44" style:family="text">
      <style:text-properties officeooo:rsid="003e84dc"/>
    </style:style>
    <style:style style:name="T45" style:family="text">
      <style:text-properties officeooo:rsid="00406024"/>
    </style:style>
    <style:style style:name="T46" style:family="text">
      <style:text-properties officeooo:rsid="004153ba"/>
    </style:style>
    <style:style style:name="T47" style:family="text">
      <style:text-properties officeooo:rsid="0041a859"/>
    </style:style>
    <style:style style:name="T48" style:family="text">
      <style:text-properties officeooo:rsid="00455bd4"/>
    </style:style>
    <style:style style:name="T49" style:family="text">
      <style:text-properties officeooo:rsid="0045bf0e"/>
    </style:style>
    <style:style style:name="T50" style:family="text">
      <style:text-properties officeooo:rsid="00470508"/>
    </style:style>
    <style:style style:name="T51" style:family="text">
      <style:text-properties style:font-name="Arial" officeooo:rsid="004e846f"/>
    </style:style>
    <style:style style:name="T52" style:family="text">
      <style:text-properties style:font-name="Arial" officeooo:rsid="004dcc83"/>
    </style:style>
    <style:style style:name="T53" style:family="text">
      <style:text-properties style:font-name="Arial" officeooo:rsid="0074f847"/>
    </style:style>
    <style:style style:name="T54" style:family="text">
      <style:text-properties officeooo:rsid="0050e993"/>
    </style:style>
    <style:style style:name="T55" style:family="text">
      <style:text-properties officeooo:rsid="0052b9f6"/>
    </style:style>
    <style:style style:name="T56" style:family="text">
      <style:text-properties officeooo:rsid="00544cae"/>
    </style:style>
    <style:style style:name="T57" style:family="text">
      <style:text-properties officeooo:rsid="00554a53"/>
    </style:style>
    <style:style style:name="T58" style:family="text">
      <style:text-properties officeooo:rsid="005614da"/>
    </style:style>
    <style:style style:name="T59" style:family="text">
      <style:text-properties officeooo:rsid="00578b9c"/>
    </style:style>
    <style:style style:name="T60" style:family="text">
      <style:text-properties officeooo:rsid="0059076e"/>
    </style:style>
    <style:style style:name="T61" style:family="text">
      <style:text-properties officeooo:rsid="0059ac0e"/>
    </style:style>
    <style:style style:name="T62" style:family="text">
      <style:text-properties officeooo:rsid="005ebdc9"/>
    </style:style>
    <style:style style:name="T63" style:family="text">
      <style:text-properties officeooo:rsid="005edc86"/>
    </style:style>
    <style:style style:name="T64" style:family="text">
      <style:text-properties officeooo:rsid="005fc682"/>
    </style:style>
    <style:style style:name="T65" style:family="text">
      <style:text-properties officeooo:rsid="0060b530"/>
    </style:style>
    <style:style style:name="T66" style:family="text">
      <style:text-properties officeooo:rsid="0061e739"/>
    </style:style>
    <style:style style:name="T67" style:family="text">
      <style:text-properties officeooo:rsid="0064ce8b"/>
    </style:style>
    <style:style style:name="T68" style:family="text">
      <style:text-properties officeooo:rsid="0065ee34"/>
    </style:style>
    <style:style style:name="T69" style:family="text">
      <style:text-properties officeooo:rsid="0067d0df"/>
    </style:style>
    <style:style style:name="T70" style:family="text">
      <style:text-properties officeooo:rsid="0069a15d"/>
    </style:style>
    <style:style style:name="T71" style:family="text">
      <style:text-properties officeooo:rsid="006aab5f"/>
    </style:style>
    <style:style style:name="T72" style:family="text">
      <style:text-properties officeooo:rsid="006ae705"/>
    </style:style>
    <style:style style:name="T73" style:family="text">
      <style:text-properties officeooo:rsid="006c6899"/>
    </style:style>
    <style:style style:name="T74" style:family="text">
      <style:text-properties officeooo:rsid="006d3ef5"/>
    </style:style>
    <style:style style:name="T75" style:family="text">
      <style:text-properties officeooo:rsid="0070709c"/>
    </style:style>
    <style:style style:name="T76" style:family="text">
      <style:text-properties officeooo:rsid="00721b54"/>
    </style:style>
    <style:style style:name="T77" style:family="text">
      <style:text-properties officeooo:rsid="007237bf"/>
    </style:style>
    <style:style style:name="T78" style:family="text">
      <style:text-properties officeooo:rsid="0073dfae"/>
    </style:style>
    <style:style style:name="T79" style:family="text">
      <style:text-properties officeooo:rsid="0076ac80"/>
    </style:style>
    <style:style style:name="T80" style:family="text">
      <style:text-properties officeooo:rsid="0079f839"/>
    </style:style>
    <text:list-style style:name="L1">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7AC0000018B0000018BFAC46F719D4788D8.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upo promotor de la Moneda Social Diagonales</text:p>
      <text:p text:style-name="P4">Código de conducta <text:span text:style-name="T79">ética</text:span></text:p>
      <text:p text:style-name="P3"><text:bookmark text:name="_GoBack"/></text:p>
      <text:h text:style-name="P15" text:outline-level="1"><text:span text:style-name="T1">Introducción</text:span> </text:h>
      <text:p text:style-name="P8">En todas las culturas se dispone de <text:span text:style-name="T6">un sistema de valores y </text:span><text:span text:style-name="T7">reglas</text:span> que tiene por objeto protegerlas. <text:span text:style-name="T22">Siempre </text:span>que se forma<text:span text:style-name="T22">do</text:span> un grupo de personas, hemos visto procesos o mecanismos <text:span text:style-name="T22">específicos </text:span>para ordenar la <text:span text:style-name="T22">coexistencia</text:span> y el uso de <text:span text:style-name="T22">guías </text:span>para la conducta de sus miembros. Las <text:span text:style-name="T22">normas</text:span> éticas son relevantes para las comunidades y sus <text:span text:style-name="T22">individuos</text:span> por diferentes razones: </text:p>
      <text:list xml:id="list3317783633" text:style-name="L1">
        <text:list-item>
          <text:p text:style-name="P18"><text:span text:style-name="T23">Facilitan nuestra convivencia.</text:span> <text:span text:style-name="T27">Los estándares</text:span>, valores y criterios morales nos guían en las relaciones con otras personas y justifican expectativas <text:span text:style-name="T27">hacia nosotros </text:span>y nuestros comportamientos. </text:p>
        </text:list-item>
        <text:list-item>
          <text:p text:style-name="P18"><text:span text:style-name="T23">Ayudan a evitar conflictos.</text:span> Si las organizaciones y movimientos comparten valores y tienen una visión común, se evitan muchos conflictos; y, cuando surgen, pueden resolverse de forma <text:span text:style-name="T28">más </text:span>eficaz y <text:span text:style-name="T28">pacífica</text:span>. </text:p>
        </text:list-item>
        <text:list-item>
          <text:p text:style-name="P18"><text:span text:style-name="T24">Permiten</text:span><text:span text:style-name="T23"> una mayor eficiencia. </text:span>En las organizaciones y movimientos en los que las personas comparten valores y respetan normas comunes, se utilizan menos recursos en la coordinación y es más probable que se “empuje en la misma dirección”. </text:p>
        </text:list-item>
        <text:list-item>
          <text:p text:style-name="P18"><text:span text:style-name="T23">Disminuyen la corrupción.</text:span> Conciencia ética y comportamiento coherente impiden un uso indebido de las ventajas y generan un comportamiento de lealtad a la comunidad y el bien común. </text:p>
        </text:list-item>
        <text:list-item>
          <text:p text:style-name="P18"><text:span text:style-name="T23">Incrementan la satisfacción personal.</text:span> Una de las experiencias que socava más la dignidad, la felicidad y la motivación de una persona es ser tratada de manera discriminada o injusta, o sufrir <text:span text:style-name="T54">alguna forma de </text:span>violencia. </text:p>
        </text:list-item>
        <text:list-item>
          <text:p text:style-name="P18"><text:span text:style-name="T23">Aumentan la confianza.</text:span> Si una organización comparte valores y pautas, las expectativas pueden ser construidas en un marco común definido. La vida en comunidad se hace más fácil si sus miembros tienen cierta certeza de que se respetarán los valores comunes y sus normas. </text:p>
        </text:list-item>
      </text:list>
      <text:p text:style-name="P5"/>
      <text:h text:style-name="P16" text:outline-level="1">Propósito del Código de Conducta</text:h>
      <text:p text:style-name="P10">El presente documento, <text:span text:style-name="T2">contiene nuestros valores y principios de cooperación. Es acerca de la actitud que elegimos tomar unos hacia otros, cómo comunicarnos y tomar decisiones. Este código no puede reemplazar a la </text:span><text:span text:style-name="T25">motivación intrínseca</text:span><text:span text:style-name="T2"> de conducirse de una manera cooperativa, respetuosa, solidaria y compasiva hacia todos los otros activistas, pero nos ayuda a recordar lo que hemos acordado y a qué nos hemos comprometidos. Ayuda a apreciar nuestros valores.</text:span></text:p>
      <text:p text:style-name="P9"><text:soft-page-break/><text:span text:style-name="T4">Hemos preparado este</text:span><text:span text:style-name="T3"> código de conducta, </text:span><text:span text:style-name="T4">con las siguientes motivaciones:</text:span></text:p>
      <text:list xml:id="list3250587340" text:style-name="L2">
        <text:list-item>
          <text:p text:style-name="P19"><text:span text:style-name="T23">Invitarnos a reflexionar continuamente sobre nuestros compromisos.</text:span> <text:s/>Reflexionar sobre <text:span text:style-name="T55">nuestros</text:span> compromisos <text:span text:style-name="T55">en/con</text:span> la organización nos ayudará a prevenir errores y <text:span text:style-name="T55">evitar </text:span>expectativas desproporcionadas. </text:p>
        </text:list-item>
        <text:list-item>
          <text:p text:style-name="P20"><text:span text:style-name="T23">Aumentar nuestra confianza </text:span><text:span text:style-name="T26">d</text:span><text:span text:style-name="T23">en</text:span><text:span text:style-name="T26">tro</text:span><text:span text:style-name="T23"> </text:span><text:span text:style-name="T26">del</text:span><text:span text:style-name="T23"> </text:span><text:span text:style-name="T26">grupo de moneda social </text:span><text:span text:style-name="T23">y </text:span><text:span text:style-name="T26">en </text:span><text:span text:style-name="T23">la sociedad.</text:span> Comprometernos públicamente aumenta la confianza en <text:span text:style-name="T56">nuestra organización</text:span> y sus <text:span text:style-name="T56">integrantes</text:span>, ya que <text:span text:style-name="T56">los participantes</text:span> saben lo que pueden esperar. Cuando no ten<text:span text:style-name="T29">go ni</text:span> idea <text:span text:style-name="T57">de cómo</text:span> funciona <text:span text:style-name="T29">un</text:span>a organización, el grado de desconfianza <text:span text:style-name="T57">puede ser</text:span> mayor. La incertidumbre sobre cómo reaccionar en un conflicto será mucho más baja si se conocen las formas y procedimientos acordados. <text:span text:style-name="T56">También</text:span> la sociedad <text:span text:style-name="T29">en general t</text:span>iene una información más clara sobre <text:span text:style-name="T57">la forma de funcionamiento d</text:span>el, sus normas y valores. </text:p>
        </text:list-item>
      </text:list>
      <text:p text:style-name="P13"/>
      <text:h text:style-name="P16" text:outline-level="1">Valores del <text:span text:style-name="T58">grupo promotor de la moneda Diagonales</text:span> </text:h>
      <text:p text:style-name="P8"><text:span text:style-name="T58">Las normas y recomendaciones de conducta emanan de nuestra misión, visión y valores, consensuados colectivamente y ratificados o modificados periódicamente. Por lo tanto </text:span>recorda<text:span text:style-name="T58">mos</text:span> la visión y misión de nuestra organización antes de exponer los valores que la definen. </text:p>
      <text:list xml:id="list394470747" text:style-name="L3">
        <text:list-item>
          <text:p text:style-name="P21"><text:span text:style-name="T23">Misión:</text:span> </text:p>
        </text:list-item>
        <text:list-item>
          <text:p text:style-name="P21"><text:span text:style-name="T23">Visión:</text:span> Una red de ferias como espacio para organizarse <text:span text:style-name="T80">económicamente</text:span> (intercambiar) y políticamente (asambleas), y como espacio de encuentro social que incluya a las personas, que este <text:span text:style-name="T80">ecológicamente</text:span> consciente, y que brinde información/educación.</text:p>
        </text:list-item>
        <text:list-item>
          <text:p text:style-name="P17">Valores: </text:p>
        </text:list-item>
      </text:list>
      <text:p text:style-name="P12"/>
      <text:p text:style-name="P11">Estos valores constituyen el núcleo de la cultura del <text:span text:style-name="T58">grupo promotor de la moneda social Diagonales</text:span>, ya que <text:span text:style-name="T30">son los que hacen florecer</text:span> nuestras relaciones, y sabemos por <text:span text:style-name="T58">diversos estudios </text:span>científic<text:span text:style-name="T58">os</text:span> que <text:span text:style-name="T30">las </text:span>relaciones enriquecedoras son la <text:span text:style-name="T6">principal fuente de motivación y felicidad </text:span>para los seres humanos.</text:p>
      <text:p text:style-name="P13"/>
      <text:h text:style-name="P16" text:outline-level="1">Principios de cooperación </text:h>
      <text:p text:style-name="P8">La participación en el <text:span text:style-name="T58">grupo de intercambio de bienes y servicios con la moneda social diagonales</text:span> <text:span text:style-name="T6">está </text:span><text:span text:style-name="T8">generalmente </text:span><text:span text:style-name="T6">abierta a tod</text:span><text:span text:style-name="T8">o</text:span><text:span text:style-name="T6">s l</text:span><text:span text:style-name="T12">a</text:span><text:span text:style-name="T6">s </text:span><text:span text:style-name="T12">personas que deseen participar adhiriendo al reglamento de funcionamiento y al presente código de conducta ética</text:span>. </text:p>
      <text:p text:style-name="P8"/>
      <text:p text:style-name="P6"><text:span text:style-name="T23">Actitud básica</text:span>: </text:p>
      <text:list xml:id="list2583388727" text:style-name="L4">
        <text:list-item>
          <text:p text:style-name="P23"><text:span text:style-name="T6">Vivo los valores de</text:span><text:span text:style-name="T13">l grupo </text:span><text:span text:style-name="T6">lo mejor que puedo</text:span><text:span text:style-name="T23">.</text:span> </text:p>
        </text:list-item>
        <text:list-item>
          <text:p text:style-name="P23"><text:soft-page-break/><text:span text:style-name="T31">S</text:span>upongo que otros miembros del movimiento están trabajando en <text:span text:style-name="T59">pos d</text:span>el interés de<text:span text:style-name="T59">l grupo</text:span>. Por lo tanto, trato a <text:span text:style-name="T32">otros dentro del movimiento</text:span> con una actitud positiva y abierta. Doy a los <text:span text:style-name="T59">integrantes</text:span> del <text:span text:style-name="T59">colectivo </text:span>una dosis extra de confianza. </text:p>
        </text:list-item>
        <text:list-item>
          <text:p text:style-name="P27"><text:span text:style-name="T6">Acepto a los demás integrantes del grupo como intrínsecamente legítimos e iguales a mi en dignidad, y acepto la diversidad de opiniones como un valor que beneficia al conjunto y el derecho de los demás a sostener respetuosamente las posturas que prefieran. Entiendo que mis propias opiniones son unas más entre otras, ni mejores ni peores, y que no son la verdad. </text:span><text:span text:style-name="T14">En consecuencia me comprometo a </text:span><text:span text:style-name="T20">escuchar las demás opiniones haciendo mi mejor esfuerzo por comprenderlas, y a aceptar y</text:span><text:span text:style-name="T14"> valora</text:span><text:span text:style-name="T19">r</text:span><text:span text:style-name="T14"> positivamente las diferencias. </text:span></text:p>
        </text:list-item>
        <text:list-item>
          <text:p text:style-name="P27"><text:span text:style-name="T14">Si no entiendo el punto de vista de otra persona, le </text:span><text:span text:style-name="T21">pediré</text:span><text:span text:style-name="T14"> más información y ayud</text:span><text:span text:style-name="T21">aré</text:span><text:span text:style-name="T14"> a </text:span><text:span text:style-name="T21">crear entendimiento</text:span><text:span text:style-name="T14">. Si noto que las personas tienen diferentes interpretaciones de términos centrales, ayud</text:span><text:span text:style-name="T21">aré</text:span><text:span text:style-name="T14"> a crear entendimiento mutuo. </text:span></text:p>
        </text:list-item>
        <text:list-item>
          <text:p text:style-name="P22"><text:span text:style-name="T13">Tengo siempre</text:span><text:span text:style-name="T6"> presente el interés de todo el </text:span><text:span text:style-name="T13">colectivo</text:span><text:span text:style-name="T6">.</text:span> Si tengo la sensación de que ciertas cosas se están desarrollando en una dirección negativa, expres<text:span text:style-name="T33">aré</text:span> mis <text:span text:style-name="T33">preocupaciones</text:span> <text:span text:style-name="T59">con respeto y sin juzgar a las personas involucradas. T</text:span>rat<text:span text:style-name="T33">aré</text:span> de resolver dichas cuestiones en un debate constructivo con <text:span text:style-name="T60">el</text:span>los <text:span text:style-name="T60">y</text:span> ayud<text:span text:style-name="T33">aré</text:span> a implementar una solución. La visión <text:span text:style-name="T59">consensuada </text:span>s<text:span text:style-name="T33">e</text:span>rv<text:span text:style-name="T33">irá</text:span> <text:span text:style-name="T33">como </text:span>guía. </text:p>
        </text:list-item>
        <text:list-item>
          <text:p text:style-name="P36"><text:span text:style-name="T34">Si en el futuro quiero que </text:span><text:span text:style-name="T35">ocurran </text:span><text:span text:style-name="T34">ciertas cosas o </text:span><text:span text:style-name="T35">se hagan determinados </text:span><text:span text:style-name="T34">cambi</text:span><text:span text:style-name="T35">os</text:span><text:span text:style-name="T34">, </text:span><text:span text:style-name="T36">primero me involucraré </text:span><text:span text:style-name="T37">yo mismo </text:span><text:span text:style-name="T36">y no </text:span><text:span text:style-name="T37">me limitaré a presentar demandas a otros</text:span><text:span text:style-name="T36">. Si por alguna razón no puedo involucrarme más, me sentiré libre para añadir mis comentarios constructivos en cualquier momento o compartir mis ideas. No d</text:span><text:span text:style-name="T37">aré</text:span><text:span text:style-name="T36"> por sentado que mis recomendaciones se adoptarán. </text:span></text:p>
        </text:list-item>
        <text:list-item>
          <text:p text:style-name="P22"><text:span text:style-name="T6">Particip</text:span><text:span text:style-name="T9">aré</text:span><text:span text:style-name="T6"> en </text:span><text:span text:style-name="T15">el grupo de moneda social Diagona</text:span><text:span text:style-name="T16">l</text:span><text:span text:style-name="T15">es</text:span><text:span text:style-name="T6"> exactamente en </text:span><text:span text:style-name="T9">aquel</text:span><text:span text:style-name="T6">las áreas donde siento una fuerte motivación interna.</text:span> Luego intentaré averiguar si ya hay personas trabajando en esta área. Si las hay, primero intentaré contactar con ellas. Si <text:span text:style-name="T38">eso </text:span>no es posible, comenzaré a trabajar en esta área y lo comunicaré al <text:span text:style-name="T61">colectivo</text:span>. Acepto que ciertos temas no se traten si nadie tiene <text:span text:style-name="T38">la motivación</text:span> o <text:s/>capa<text:span text:style-name="T61">cidad</text:span> <text:span text:style-name="T61">para</text:span> asumir estas tareas. </text:p>
        </text:list-item>
        <text:list-item>
          <text:p text:style-name="P24"><text:span text:style-name="T6">Los compromisos son vinculantes. Cuando asum</text:span><text:span text:style-name="T17">a</text:span><text:span text:style-name="T6"> responsabilidades </text:span><text:span text:style-name="T10">por</text:span><text:span text:style-name="T6"> un determinado proyecto</text:span> o tarea, <text:span text:style-name="T39">haré mi mejor</text:span> esfuerzo <text:span text:style-name="T39">por</text:span> completar mi trabajo dentro del tiempo acordado y de manera confiable. </text:p>
        </text:list-item>
        <text:list-item>
          <text:p text:style-name="P22"><text:span text:style-name="T6">Si tengo que renunciar a una responsabilidad, informaré</text:span> a las <text:span text:style-name="T39">demás </text:span>personas <text:span text:style-name="T62">implicadas</text:span> <text:span text:style-name="T39">d</text:span>en<text:span text:style-name="T39">tro</text:span> un <text:span text:style-name="T39">período</text:span> de tiempo razonable <text:span text:style-name="T39">que les permita</text:span> encontrar <text:span text:style-name="T40">un reemplazo adecuado.</text:span> <text:span text:style-name="T41">También </text:span>ayudaré a buscar a es<text:span text:style-name="T62">e</text:span> <text:span text:style-name="T62">reemplazo</text:span>, y <text:span text:style-name="T41">ayudaré activamente para asegurar </text:span>una transición exitosa, <text:span text:style-name="T41">transfiriéndole </text:span>toda la información <text:span text:style-name="T41">relevante</text:span>, documentos, <text:span text:style-name="T62">claves</text:span>, etc. También ayudaré a informar <text:span text:style-name="T63">a los demás </text:span>que ya no <text:span text:style-name="T63">soy responsable de la tarea en cuestión</text:span>. </text:p>
        </text:list-item>
        <text:list-item>
          <text:p text:style-name="P25"><text:span text:style-name="T6">Antes de asumir una nueva responsabilidad me asegur</text:span><text:span text:style-name="T11">aré</text:span><text:span text:style-name="T6"> que esté definida </text:span><text:span text:style-name="T18">lo más claramente posible</text:span><text:span text:style-name="T6">.</text:span> Si más adelante surg<text:span text:style-name="T42">iera</text:span> un malentendido, propiciaré que se cree una nueva descripción de la tarea. </text:p>
        </text:list-item>
        <text:list-item>
          <text:p text:style-name="P26"><text:soft-page-break/>Si no <text:span text:style-name="T64">encuentro el</text:span> apoyo <text:span text:style-name="T64">necesario de </text:span>las demás personas implicadas, <text:span text:style-name="T64">les pediré explícitamente y en la forma más concreta posible lo que necesito de ellas, y en caso de no obtenerlo </text:span>daré un paso <text:span text:style-name="T64">al costado</text:span> en <text:span text:style-name="T64">es</text:span>a <text:span text:style-name="T65">responsabilidad</text:span>. </text:p>
        </text:list-item>
      </text:list>
      <text:p text:style-name="P2"/>
      <text:p text:style-name="P7">¿Cómo <text:span text:style-name="T5">nos</text:span> comunic<text:span text:style-name="T5">amos</text:span>? </text:p>
      <text:list xml:id="list2755779966" text:style-name="L5">
        <text:list-item>
          <text:p text:style-name="P30"><text:span text:style-name="T66">Me comprometo a tratar a mis compañeros amorosamente, </text:span>con reconocimiento, respeto y <text:span text:style-name="T66">siempre que sea posible, </text:span>cara a cara. Hago <text:span text:style-name="T43">mi mejor esfuerzo </text:span>por ser una persona abierta y honesta, crear transparencia y confianza. </text:p>
        </text:list-item>
        <text:list-item>
          <text:p text:style-name="P31"><text:span text:style-name="T43">Me doy cuenta </text:span>que yo también soy responsable de ayudar a crear una comunicación exitosa, us<text:span text:style-name="T43">and</text:span>o <text:span text:style-name="T43">los </text:span>métodos de comunicación no violenta.</text:p>
        </text:list-item>
        <text:list-item>
          <text:p text:style-name="P31">Prefer<text:span text:style-name="T67">iré</text:span> <text:span text:style-name="T43">las </text:span>reuniones y conversaciones cara a cara, <text:span text:style-name="T67">en primer lugar</text:span>. <text:span text:style-name="T43">Cuando esto</text:span> <text:span text:style-name="T43">no es </text:span>posible, <text:span text:style-name="T67">preferiré</text:span> <text:span text:style-name="T43">las llamadas</text:span> tel<text:span text:style-name="T43">e</text:span>f<text:span text:style-name="T43">ó</text:span>n<text:span text:style-name="T43">icas</text:span> o <text:span text:style-name="T67">audios </text:span>en línea <text:span text:style-name="T43">a </text:span>la comunicación escrita. <text:span text:style-name="T67">Usaré l</text:span>os <text:span text:style-name="T67">medios de texto, como los </text:span>correos electrónicos <text:span text:style-name="T67">y los chats,</text:span> <text:span text:style-name="T67">exclusivamente </text:span>para intercambiar información. En cuanto <text:span text:style-name="T43">las cosas </text:span>se vuelv<text:span text:style-name="T44">an</text:span> <text:span text:style-name="T43">emocionales</text:span>, <text:span text:style-name="T43">buscaré</text:span> formas <text:span text:style-name="T68">presenciales</text:span> de comunicación. </text:p>
        </text:list-item>
        <text:list-item>
          <text:p text:style-name="P29">Durante los debates consider<text:span text:style-name="T45">aré</text:span> cómo <text:span text:style-name="T45">puedo </text:span>contribuir de manera constructiva para ayudar a alcanzar un buen resultado. <text:span text:style-name="T69">Es más importante ser feliz que tener razón, y fortalecer los vínculos sociales que ganar una discusión. </text:span></text:p>
        </text:list-item>
        <text:list-item>
          <text:p text:style-name="P29">Supon<text:span text:style-name="T70">dré siempre</text:span> que l<text:span text:style-name="T45">o</text:span>s otr<text:span text:style-name="T45">o</text:span>s actúan con intenciones positivas. Si algo me molesta <text:span text:style-name="T45">de otra persona</text:span>, hablaré con el<text:span text:style-name="T45">la</text:span> <text:span text:style-name="T70">en </text:span>persona, <text:span text:style-name="T71">procurando un entendimiento</text:span>. También es aceptable en estos casos <text:span text:style-name="T71">comunicar </text:span>mis emociones <text:span text:style-name="T71">con calma</text:span> <text:span text:style-name="T71">en </text:span>el momento <text:span text:style-name="T71">más </text:span>adecuado. Si <text:span text:style-name="T46">ello</text:span> no <text:span text:style-name="T46">fuera</text:span> posible, <text:span text:style-name="T72">pediré ayuda a</text:span> <text:span text:style-name="T46"><text:s/>los facilitadores</text:span> o coordina<text:span text:style-name="T46">dores</text:span> <text:span text:style-name="T46">d</text:span>el grupo. </text:p>
        </text:list-item>
        <text:list-item>
          <text:p text:style-name="P29">Soy consciente de que la forma en que comunico públicamente <text:span text:style-name="T73">los objetivos y actividades del grupo de moneda social Diagonales</text:span> puede afectar <text:span text:style-name="T47">al conjunto</text:span> como un todo. <text:span text:style-name="T73">Por lo tanto seré prudente al hablar de lo que considere </text:span>aspectos negativos del <text:span text:style-name="T74">colectivo</text:span>. </text:p>
        </text:list-item>
      </text:list>
      <text:p text:style-name="P2"/>
      <text:p text:style-name="P7">¿Cómo y qué decido? </text:p>
      <text:list xml:id="list3421875343" text:style-name="L6">
        <text:list-item>
          <text:p text:style-name="P35">Me reconozco plenamente responsable de hacer algo que considero que hace falta o modificar algo que me parece que debería cambiar, con iniciativa, en lugar de esperar a que lo haga otra persona. </text:p>
        </text:list-item>
        <text:list-item>
          <text:p text:style-name="P32"><text:span text:style-name="T75">Al mismo tiempo n</text:span>adie tiene el derecho, sin un mandato <text:span text:style-name="T78">explícito</text:span>, de tomar decisiones <text:span text:style-name="T48">sobre </text:span>otr<text:span text:style-name="T48">os involucrados</text:span>. </text:p>
        </text:list-item>
        <text:list-item>
          <text:p text:style-name="P33">Si <text:span text:style-name="T49">estoy</text:span> segur<text:span text:style-name="T49">o</text:span> de que un plan <text:span text:style-name="T49">sobre el que tengo que decidir </text:span>no afecta a otros <text:span text:style-name="T76">compañeros del grupo,</text:span> tomaré la <text:span text:style-name="T49">decisión yo </text:span>mism<text:span text:style-name="T49">o</text:span>. </text:p>
        </text:list-item>
        <text:list-item>
          <text:p text:style-name="P34">Si, <text:span text:style-name="T50">en cambio</text:span>, mi plan afecta directamente a otros activistas, <text:span text:style-name="T50">entonces </text:span>les informaré <text:span text:style-name="T50">d</text:span>e ello y decidiremos juntos cómo proceder. Esto puede <text:span text:style-name="T50">ser dentro de </text:span>un<text:span text:style-name="T76">a</text:span> <text:span text:style-name="T76">comisión</text:span>, o <text:span text:style-name="T77">en </text:span>una asamblea. Si tengo dudas preguntaré. </text:p>
        </text:list-item>
      </text:list>
      <text:p text:style-name="P28"><text:soft-page-break/></text:p>
      <text:p text:style-name="P1"><text:span text:style-name="T52">Re</text:span><text:span text:style-name="T53">dactó</text:span><text:span text:style-name="T52">: </text:span><text:a xlink:type="simple" xlink:href="mailto:pablogrod@gmail.com" text:style-name="Internet_20_link" text:visited-style-name="Visited_20_Internet_20_Link"><text:span text:style-name="T51">pablogrod@</text:span></text:a><text:a xlink:type="simple" xlink:href="mailto:pablogrod@gmail.com" text:style-name="Internet_20_link" text:visited-style-name="Visited_20_Internet_20_Link"><text:span text:style-name="T53">disroot</text:span></text:a><text:a xlink:type="simple" xlink:href="mailto:pablogrod@gmail.com" text:style-name="Internet_20_link" text:visited-style-name="Visited_20_Internet_20_Link"><text:span text:style-name="T51">.</text:span></text:a><text:span text:style-name="T53">org</text:span><text:span text:style-name="T5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2" svg:font-family="StarSymbol, 'Arial Unicode MS'"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1" svg:font-family="Tahoma"/>
    <style:font-face style:name="Arial2" svg:font-family="Arial" style:font-family-generic="roman" style:font-pitch="variable"/>
    <style:font-face style:name="Calibri" svg:font-family="Calibri" style:font-family-generic="roman" style:font-pitch="variable"/>
    <style:font-face style:name="MinionPro-Regular" svg:font-family="MinionPro-Regular"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S Mincho" svg:font-family="'MS Mincho'" style:font-family-generic="system" style:font-pitch="variable"/>
    <style:font-face style:name="MinionPro-Regular1" svg:font-family="MinionPro-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Arial" fo:font-size="12pt" fo:language="es" fo:country="AR"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49cm" style:writing-mode="lr-tb"/>
      <style:text-properties style:use-window-font-color="true" style:font-name="Arial" fo:font-size="12pt" fo:language="es" fo:country="AR"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left="0cm" fo:margin-right="0cm" fo:margin-top="0.423cm" fo:margin-bottom="0.212cm" loext:contextual-spacing="false" fo:text-indent="0cm" style:auto-text-indent="false" fo:keep-with-next="always"/>
      <style:text-properties style:font-name="Arial" fo:font-family="Arial" style:font-family-generic="swiss" style:font-pitch="variable" fo:font-size="16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0cm"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Arial2" fo:font-family="Arial" style:font-family-generic="roman" style:font-pitch="variable" fo:language="es" fo:country="ES" style:font-name-complex="Arial3" style:font-family-complex="Arial" style:font-family-generic-complex="system" style:font-pitch-complex="variable"/>
    </style:style>
    <style:style style:name="_5b_Párrafo_20_básico_5d_" style:display-name="[Párrafo básico]" style:family="paragraph" style:parent-style-name="Standard" style:default-outline-level="">
      <style:paragraph-properties fo:line-height="120%" fo:orphans="0" fo:widows="0" style:vertical-align="middle"/>
      <style:text-properties fo:color="#000000" style:font-name="MinionPro-Regular" fo:font-family="MinionPro-Regular" style:font-family-generic="roman" style:font-pitch="variable" style:font-name-complex="MinionPro-Regular1" style:font-family-complex="MinionPro-Regular" style:font-family-generic-complex="system" style:font-pitch-complex="variabl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Carta_20_Encabezado" style:display-name="Carta Encabezado" style:family="paragraph" style:parent-style-name="Standard">
      <style:paragraph-properties fo:margin-left="0cm" fo:margin-right="0cm" fo:margin-top="0cm" fo:margin-bottom="0.4cm" loext:contextual-spacing="false" fo:line-height="150%" fo:text-indent="0cm" style:auto-text-indent="false"/>
    </style:style>
    <style:style style:name="Carta_20_Cuerpo" style:display-name="Carta Cuerpo" style:family="paragraph" style:parent-style-name="Carta_20_Encabezado">
      <style:paragraph-properties fo:margin-left="0cm" fo:margin-right="0cm" fo:text-indent="2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sis" style:family="paragraph">
      <style:paragraph-properties fo:margin-left="0cm" fo:margin-right="0cm" fo:line-height="150%" fo:text-indent="2cm" style:auto-text-indent="false"/>
      <style:text-properties fo:font-size="12pt" fo:language="es" fo:country="AR" style:language-asian="zxx" style:country-asian="none" style:font-size-complex="12pt"/>
    </style:style>
    <style:style style:name="Ponencia" style:family="paragraph" style:parent-style-name="Standard">
      <style:paragraph-properties fo:margin-left="0cm" fo:margin-right="0cm" fo:margin-top="0.101cm" fo:margin-bottom="0.109cm" loext:contextual-spacing="false" fo:text-indent="1.251cm" style:auto-text-indent="false"/>
    </style:style>
    <style:style style:name="Bibliografias" style:family="paragraph" style:parent-style-name="Standard">
      <style:paragraph-properties fo:margin-left="1.251cm" fo:margin-right="0cm" fo:margin-top="0cm" fo:margin-bottom="0.212cm" loext:contextual-spacing="false" fo:text-align="justify" style:justify-single-word="false" fo:text-indent="-1.251cm" style:auto-text-indent="false">
        <style:tab-stops/>
      </style:paragraph-properties>
      <style:text-properties fo:language="es" fo:country="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fo:padding="0cm" fo:border-left="none" fo:border-right="none" fo:border-top="none" fo:border-bottom="0.51pt solid #000000" style:shadow="non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cm" fo:margin-right="0cm" fo:text-indent="1.499cm" style:auto-text-indent="false"/>
    </style:style>
    <style:style style:name="Congreso" style:family="paragraph" style:parent-style-name="Standard">
      <style:paragraph-properties fo:margin-left="0cm" fo:margin-right="0cm" fo:line-height="150%" fo:text-indent="1.499cm" style:auto-text-indent="false"/>
      <style:text-properties style:font-name="Times New Roman" fo:font-family="'Times New Roman'" style:font-style-name="Normal" style:font-family-generic="roman" style:font-pitch="variable" fo:font-size="12pt"/>
    </style:style>
    <style:style style:name="Drawing" style:family="paragraph" style:parent-style-name="Caption" style:class="extra"/>
    <style:style style:name="Quotations" style:family="paragraph" style:parent-style-name="Standard" style:class="html">
      <style:paragraph-properties fo:margin-left="1cm" fo:margin-right="1cm" fo:margin-top="0.101cm" fo:margin-bottom="0.101cm" loext:contextual-spacing="false" fo:text-indent="0cm" style:auto-text-indent="false"/>
      <style:text-properties fo:font-size="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text-properties fo:font-size="12pt" fo:language="es" fo:country="AR" style:language-asian="zxx" style:country-asian="none" style:font-size-complex="12pt"/>
    </style:style>
    <style:style style:name="Internet_20_link" style:display-name="Internet link" style:family="text">
      <style:text-properties fo:color="#000080" style:text-underline-style="solid" style:text-underline-width="auto" style:text-underline-color="font-color"/>
    </style:style>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Encabezado_20_Car" style:display-name="Encabezado Car" style:family="text" style:parent-style-name="Default_20_Paragraph_20_Font"/>
    <style:style style:name="ListLabel_20_1" style:display-name="ListLabel 1" style:family="text">
      <style:text-properties fo:font-size="10pt" fo:font-style="normal" fo:font-weight="bold" style:font-style-asian="normal" style:font-weight-asian="normal"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RTF_5f_Num_20_2_20_1" style:display-name="RTF_Num 2 1" style:family="text">
      <style:text-properties fo:font-size="12pt" fo:language="es" fo:country="ES" style:language-asian="es" style:country-asian="ES" style:font-size-complex="12pt"/>
    </style:style>
    <style:style style:name="RTF_5f_Num_20_2_20_2" style:display-name="RTF_Num 2 2" style:family="text">
      <style:text-properties fo:font-size="12pt" fo:language="es" fo:country="ES" style:language-asian="es" style:country-asian="ES" style:font-size-complex="12pt"/>
    </style:style>
    <style:style style:name="RTF_5f_Num_20_2_20_3" style:display-name="RTF_Num 2 3" style:family="text">
      <style:text-properties fo:font-size="12pt" fo:language="es" fo:country="ES" style:language-asian="es" style:country-asian="ES" style:font-size-complex="12pt"/>
    </style:style>
    <style:style style:name="RTF_5f_Num_20_2_20_4" style:display-name="RTF_Num 2 4" style:family="text">
      <style:text-properties fo:font-size="12pt" fo:language="es" fo:country="ES" style:language-asian="es" style:country-asian="ES" style:font-size-complex="12pt"/>
    </style:style>
    <style:style style:name="RTF_5f_Num_20_2_20_5" style:display-name="RTF_Num 2 5" style:family="text">
      <style:text-properties fo:font-size="12pt" fo:language="es" fo:country="ES" style:language-asian="es" style:country-asian="ES" style:font-size-complex="12pt"/>
    </style:style>
    <style:style style:name="RTF_5f_Num_20_2_20_6" style:display-name="RTF_Num 2 6" style:family="text">
      <style:text-properties fo:font-size="12pt" fo:language="es" fo:country="ES" style:language-asian="es" style:country-asian="ES" style:font-size-complex="12pt"/>
    </style:style>
    <style:style style:name="RTF_5f_Num_20_2_20_7" style:display-name="RTF_Num 2 7" style:family="text">
      <style:text-properties fo:font-size="12pt" fo:language="es" fo:country="ES" style:language-asian="es" style:country-asian="ES" style:font-size-complex="12pt"/>
    </style:style>
    <style:style style:name="RTF_5f_Num_20_2_20_8" style:display-name="RTF_Num 2 8" style:family="text">
      <style:text-properties fo:font-size="12pt" fo:language="es" fo:country="ES" style:language-asian="es" style:country-asian="ES" style:font-size-complex="12pt"/>
    </style:style>
    <style:style style:name="RTF_5f_Num_20_2_20_9" style:display-name="RTF_Num 2 9" style:family="text">
      <style:text-properties fo:font-size="12pt" fo:language="es" fo:country="ES" style:language-asian="es" style:country-asian="ES" style:font-size-complex="12pt"/>
    </style:style>
    <style:style style:name="RTF_5f_Num_20_2_20_10" style:display-name="RTF_Num 2 10"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9_20_1" style:display-name="RTF_Num 9 1" style:family="text">
      <style:text-properties fo:language="es" fo:country="ES" style:language-asian="es" style:country-asian="ES"/>
    </style:style>
    <style:style style:name="RTF_5f_Num_20_9_20_2" style:display-name="RTF_Num 9 2" style:family="text">
      <style:text-properties fo:language="es" fo:country="ES" style:language-asian="es" style:country-asian="ES"/>
    </style:style>
    <style:style style:name="RTF_5f_Num_20_9_20_3" style:display-name="RTF_Num 9 3" style:family="text">
      <style:text-properties fo:language="es" fo:country="ES" style:language-asian="es" style:country-asian="ES"/>
    </style:style>
    <style:style style:name="RTF_5f_Num_20_9_20_4" style:display-name="RTF_Num 9 4" style:family="text">
      <style:text-properties fo:language="es" fo:country="ES" style:language-asian="es" style:country-asian="ES"/>
    </style:style>
    <style:style style:name="RTF_5f_Num_20_9_20_5" style:display-name="RTF_Num 9 5" style:family="text">
      <style:text-properties fo:language="es" fo:country="ES" style:language-asian="es" style:country-asian="ES"/>
    </style:style>
    <style:style style:name="RTF_5f_Num_20_9_20_6" style:display-name="RTF_Num 9 6" style:family="text">
      <style:text-properties fo:language="es" fo:country="ES" style:language-asian="es" style:country-asian="ES"/>
    </style:style>
    <style:style style:name="RTF_5f_Num_20_9_20_7" style:display-name="RTF_Num 9 7" style:family="text">
      <style:text-properties fo:language="es" fo:country="ES" style:language-asian="es" style:country-asian="ES"/>
    </style:style>
    <style:style style:name="RTF_5f_Num_20_9_20_8" style:display-name="RTF_Num 9 8" style:family="text">
      <style:text-properties fo:language="es" fo:country="ES" style:language-asian="es" style:country-asian="ES"/>
    </style:style>
    <style:style style:name="RTF_5f_Num_20_9_20_9" style:display-name="RTF_Num 9 9" style:family="text">
      <style:text-properties fo:language="es" fo:country="ES" style:language-asian="es" style:country-asian="ES"/>
    </style:style>
    <style:style style:name="RTF_5f_Num_20_9_20_10" style:display-name="RTF_Num 9 10" style:family="text">
      <style:text-properties fo:language="es" fo:country="ES" style:language-asian="es" style:country-asian="ES"/>
    </style:style>
    <style:style style:name="WW-RTF_5f_Num_20_2_20_1" style:display-name="WW-RTF_Num 2 1"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2" style:display-name="WW-RTF_Num 2 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3" style:display-name="WW-RTF_Num 2 3"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4" style:display-name="WW-RTF_Num 2 4"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5" style:display-name="WW-RTF_Num 2 5"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6" style:display-name="WW-RTF_Num 2 6"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7" style:display-name="WW-RTF_Num 2 7"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8" style:display-name="WW-RTF_Num 2 8"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RTF_5f_Num_20_2_20_9" style:display-name="WW-RTF_Num 2 9"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3_20_1" style:display-name="RTF_Num 3 1"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3_20_2" style:display-name="RTF_Num 3 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3_20_3" style:display-name="RTF_Num 3 3"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4" style:display-name="RTF_Num 3 4"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5" style:display-name="RTF_Num 3 5"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6" style:display-name="RTF_Num 3 6"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7" style:display-name="RTF_Num 3 7"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8" style:display-name="RTF_Num 3 8"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9" style:display-name="RTF_Num 3 9"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3_20_10" style:display-name="RTF_Num 3 10"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4_20_1" style:display-name="RTF_Num 4 1" style:family="text">
      <style:text-properties fo:font-size="12pt" fo:language="es" fo:country="ES" style:language-asian="es" style:country-asian="ES" style:font-size-complex="12pt"/>
    </style:style>
    <style:style style:name="RTF_5f_Num_20_4_20_2" style:display-name="RTF_Num 4 2" style:family="text">
      <style:text-properties fo:font-size="12pt" fo:language="es" fo:country="ES" style:language-asian="es" style:country-asian="ES" style:font-size-complex="12pt"/>
    </style:style>
    <style:style style:name="RTF_5f_Num_20_4_20_3" style:display-name="RTF_Num 4 3" style:family="text">
      <style:text-properties fo:font-size="12pt" fo:language="es" fo:country="ES" style:language-asian="es" style:country-asian="ES" style:font-size-complex="12pt"/>
    </style:style>
    <style:style style:name="RTF_5f_Num_20_4_20_4" style:display-name="RTF_Num 4 4" style:family="text">
      <style:text-properties fo:font-size="12pt" fo:language="es" fo:country="ES" style:language-asian="es" style:country-asian="ES" style:font-size-complex="12pt"/>
    </style:style>
    <style:style style:name="RTF_5f_Num_20_4_20_5" style:display-name="RTF_Num 4 5" style:family="text">
      <style:text-properties fo:font-size="12pt" fo:language="es" fo:country="ES" style:language-asian="es" style:country-asian="ES" style:font-size-complex="12pt"/>
    </style:style>
    <style:style style:name="RTF_5f_Num_20_4_20_6" style:display-name="RTF_Num 4 6" style:family="text">
      <style:text-properties fo:font-size="12pt" fo:language="es" fo:country="ES" style:language-asian="es" style:country-asian="ES" style:font-size-complex="12pt"/>
    </style:style>
    <style:style style:name="RTF_5f_Num_20_4_20_7" style:display-name="RTF_Num 4 7" style:family="text">
      <style:text-properties fo:font-size="12pt" fo:language="es" fo:country="ES" style:language-asian="es" style:country-asian="ES" style:font-size-complex="12pt"/>
    </style:style>
    <style:style style:name="RTF_5f_Num_20_4_20_8" style:display-name="RTF_Num 4 8" style:family="text">
      <style:text-properties fo:font-size="12pt" fo:language="es" fo:country="ES" style:language-asian="es" style:country-asian="ES" style:font-size-complex="12pt"/>
    </style:style>
    <style:style style:name="RTF_5f_Num_20_4_20_9" style:display-name="RTF_Num 4 9" style:family="text">
      <style:text-properties fo:font-size="12pt" fo:language="es" fo:country="ES" style:language-asian="es" style:country-asian="ES" style:font-size-complex="12pt"/>
    </style:style>
    <style:style style:name="RTF_5f_Num_20_4_20_10" style:display-name="RTF_Num 4 10" style:family="text">
      <style:text-properties fo:font-size="12pt" fo:language="es" fo:country="AR" style:language-asian="zxx" style:country-asian="none" style:font-size-complex="12pt"/>
    </style:style>
    <style:style style:name="RTF_5f_Num_20_5_20_1" style:display-name="RTF_Num 5 1"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5_20_2" style:display-name="RTF_Num 5 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5_20_3" style:display-name="RTF_Num 5 3"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5_20_4" style:display-name="RTF_Num 5 4"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5" style:display-name="RTF_Num 5 5"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6" style:display-name="RTF_Num 5 6"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7" style:display-name="RTF_Num 5 7"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8" style:display-name="RTF_Num 5 8"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9" style:display-name="RTF_Num 5 9"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5_20_10" style:display-name="RTF_Num 5 10" style:family="text">
      <style:text-properties style:use-window-font-color="true" style:font-name="StarSymbol2" fo:font-family="StarSymbol, 'Arial Unicode MS'" style:font-charset="x-symbol" fo:font-size="9pt" fo:language="es" fo:country="AR" style:font-name-asian="StarSymbol2" style:font-family-asian="StarSymbol, 'Arial Unicode MS'" style:font-charset-asian="x-symbol" style:language-asian="zxx" style:country-asian="none" style:font-name-complex="StarSymbol2" style:font-family-complex="StarSymbol, 'Arial Unicode MS'" style:font-charset-complex="x-symbol" style:font-size-complex="9pt"/>
    </style:style>
    <style:style style:name="RTF_5f_Num_20_6_20_1" style:display-name="RTF_Num 6 1"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2" style:display-name="RTF_Num 6 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3" style:display-name="RTF_Num 6 3"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4" style:display-name="RTF_Num 6 4"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5" style:display-name="RTF_Num 6 5"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6" style:display-name="RTF_Num 6 6"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7" style:display-name="RTF_Num 6 7"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8" style:display-name="RTF_Num 6 8"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9" style:display-name="RTF_Num 6 9"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6_20_10" style:display-name="RTF_Num 6 10"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7_20_1" style:display-name="RTF_Num 7 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2" style:display-name="RTF_Num 7 2"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3" style:display-name="RTF_Num 7 3"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4" style:display-name="RTF_Num 7 4"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5" style:display-name="RTF_Num 7 5"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6" style:display-name="RTF_Num 7 6"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7" style:display-name="RTF_Num 7 7"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8" style:display-name="RTF_Num 7 8"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9" style:display-name="RTF_Num 7 9"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font-size-complex="12pt"/>
    </style:style>
    <style:style style:name="RTF_5f_Num_20_7_20_10" style:display-name="RTF_Num 7 10"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RTF_5f_Num_20_8_20_1" style:display-name="RTF_Num 8 1"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2" style:display-name="RTF_Num 8 2"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3" style:display-name="RTF_Num 8 3"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4" style:display-name="RTF_Num 8 4"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5" style:display-name="RTF_Num 8 5"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6" style:display-name="RTF_Num 8 6"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7" style:display-name="RTF_Num 8 7"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8" style:display-name="RTF_Num 8 8"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9" style:display-name="RTF_Num 8 9" style:family="text">
      <style:text-properties style:use-window-font-color="true" style:font-name="StarSymbol1" fo:font-family="StarSymbol, 'Arial Unicode MS'" fo:font-size="12pt" fo:language="es" fo:country="ES" style:font-name-asian="StarSymbol1" style:font-family-asian="StarSymbol, 'Arial Unicode MS'" style:language-asian="es" style:country-asian="ES" style:font-name-complex="StarSymbol1" style:font-family-complex="StarSymbol, 'Arial Unicode MS'" style:font-size-complex="12pt"/>
    </style:style>
    <style:style style:name="RTF_5f_Num_20_8_20_10" style:display-name="RTF_Num 8 10" style:family="text">
      <style:text-properties style:use-window-font-color="true" style:font-name="StarSymbol1" fo:font-family="StarSymbol, 'Arial Unicode MS'" fo:font-size="12pt" fo:language="es" fo:country="AR" style:font-name-asian="StarSymbol1" style:font-family-asian="StarSymbol, 'Arial Unicode MS'" style:language-asian="zxx" style:country-asian="none" style:font-name-complex="StarSymbol1" style:font-family-complex="StarSymbol, 'Arial Unicode MS'" style:font-size-complex="12pt"/>
    </style:style>
    <style:style style:name="Footnote_20_Symbol_20__28_user_29_" style:display-name="Footnote Symbol (user)" style:family="text">
      <style:text-properties fo:font-size="12pt" fo:language="es" fo:country="ES" style:language-asian="es" style:country-asian="ES" style:font-size-complex="12pt"/>
    </style:style>
    <style:style style:name="Footnote_20_anchor_20__28_user_29_" style:display-name="Footnote anchor (user)" style:family="text">
      <style:text-properties fo:font-size="12pt" fo:language="es" fo:country="ES" style:language-asian="es" style:country-asian="ES" style:font-size-complex="12pt"/>
    </style:style>
    <style:style style:name="WW-Footnote_20_Symbol" style:display-name="WW-Footnote Symbol"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anchor" style:display-name="WW-Footnote anchor"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Symbol1" style:display-name="WW-Footnote Symbol1" style:family="text">
      <style:text-properties fo:font-size="12pt" fo:language="es" fo:country="AR" style:language-asian="zxx" style:country-asian="none" style:font-size-complex="12pt"/>
    </style:style>
    <style:style style:name="WW-Footnote_20_anchor1" style:display-name="WW-Footnote anchor1" style:family="text">
      <style:text-properties fo:font-size="12pt" fo:language="es" fo:country="AR" style:language-asian="zxx" style:country-asian="none" style:font-size-complex="12pt"/>
    </style:style>
    <style:style style:name="Numbering_20_Symbols_20__28_user_29_" style:display-name="Numbering Symbols (user)" style:family="text">
      <style:text-properties fo:font-size="12pt" fo:language="es" fo:country="AR" style:language-asian="zxx" style:country-asian="none" style:font-size-complex="12pt"/>
    </style:style>
    <style:style style:name="WW-Footnote_20_Symbol12" style:display-name="WW-Footnote Symbol1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anchor12" style:display-name="WW-Footnote anchor12"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Numbering_20_Symbols" style:display-name="WW-Numbering Symbols"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Symbol123" style:display-name="WW-Footnote Symbol123" style:family="text">
      <style:text-properties fo:font-size="12pt" fo:language="es" fo:country="AR" style:language-asian="zxx" style:country-asian="none" style:font-size-complex="12pt"/>
    </style:style>
    <style:style style:name="WW-Footnote_20_anchor123" style:display-name="WW-Footnote anchor123" style:family="text">
      <style:text-properties fo:font-size="12pt" fo:language="es" fo:country="AR" style:language-asian="zxx" style:country-asian="none" style:font-size-complex="12pt"/>
    </style:style>
    <style:style style:name="WW-Numbering_20_Symbols1" style:display-name="WW-Numbering Symbols1" style:family="text">
      <style:text-properties fo:font-size="12pt" fo:language="es" fo:country="AR" style:language-asian="zxx" style:country-asian="none" style:font-size-complex="12pt"/>
    </style:style>
    <style:style style:name="Bullet_20_Symbols_20__28_user_29_" style:display-name="Bullet Symbols (user)" style:family="text">
      <style:text-properties style:font-name="StarSymbol1" fo:font-family="StarSymbol, 'Arial Unicode MS'" fo:font-size="9pt" fo:language="es" fo:country="AR" style:font-name-asian="StarSymbol1" style:font-family-asian="StarSymbol, 'Arial Unicode MS'" style:language-asian="zxx" style:country-asian="none" style:font-name-complex="StarSymbol1" style:font-family-complex="StarSymbol, 'Arial Unicode MS'" style:font-size-complex="9pt"/>
    </style:style>
    <style:style style:name="WW-Footnote_20_Symbol1234" style:display-name="WW-Footnote Symbol1234"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anchor1234" style:display-name="WW-Footnote anchor1234" style:family="text">
      <style:text-properties style:use-window-font-color="true" style:text-position="0% 100%"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Bullet_20_Symbols" style:display-name="WW-Bullet Symbols" style:family="text">
      <style:text-properties style:use-window-font-color="true" style:font-name="StarSymbol1" fo:font-family="StarSymbol, 'Arial Unicode MS'" fo:font-size="9pt" fo:language="es" fo:country="AR" style:font-name-asian="StarSymbol1" style:font-family-asian="StarSymbol, 'Arial Unicode MS'" style:language-asian="zxx" style:country-asian="none" style:font-name-complex="StarSymbol1" style:font-family-complex="StarSymbol, 'Arial Unicode MS'" style:font-size-complex="9pt"/>
    </style:style>
    <style:style style:name="WW-Footnote_20_Symbol12345" style:display-name="WW-Footnote Symbol12345" style:family="text">
      <style:text-properties fo:font-size="12pt" fo:language="es" fo:country="AR" style:language-asian="zxx" style:country-asian="none" style:font-size-complex="12pt"/>
    </style:style>
    <style:style style:name="WW-Footnote_20_anchor12345" style:display-name="WW-Footnote anchor12345" style:family="text">
      <style:text-properties style:text-position="2% 100%" fo:font-size="12pt" fo:language="es" fo:country="AR" style:language-asian="zxx" style:country-asian="none" style:font-size-complex="12pt"/>
    </style:style>
    <style:style style:name="WW-Numbering_20_Symbols12" style:display-name="WW-Numbering Symbols12" style:family="text">
      <style:text-properties fo:font-size="12pt" fo:language="es" fo:country="AR" style:language-asian="zxx" style:country-asian="none" style:font-size-complex="12pt"/>
    </style:style>
    <style:style style:name="WW-Bullet_20_Symbols1" style:display-name="WW-Bullet Symbols1" style:family="text">
      <style:text-properties style:font-name="StarSymbol1" fo:font-family="StarSymbol, 'Arial Unicode MS'" fo:font-size="9pt" fo:language="es" fo:country="AR" style:font-name-asian="StarSymbol1" style:font-family-asian="StarSymbol, 'Arial Unicode MS'" style:language-asian="zxx" style:country-asian="none" style:font-name-complex="StarSymbol1" style:font-family-complex="StarSymbol, 'Arial Unicode MS'" style:font-size-complex="9pt"/>
    </style:style>
    <style:style style:name="Fuente_20_de_20_párrafo_20_predeter." style:display-name="Fuente de párrafo predeter." style:family="text">
      <style:text-properties fo:font-size="12pt" fo:language="es" fo:country="AR" style:language-asian="zxx" style:country-asian="none" style:font-size-complex="12pt"/>
    </style:style>
    <style:style style:name="Internet_20_link_20__28_user_29_" style:display-name="Internet link (user)" style:family="text" style:parent-style-name="Fuente_20_de_20_párrafo_20_predeter.">
      <style:text-properties fo:color="#0000ff" style:text-underline-style="solid" style:text-underline-width="auto" style:text-underline-color="font-color"/>
    </style:style>
    <style:style style:name="WW-Internet_20_link" style:display-name="WW-Internet link" style:family="text">
      <style:text-properties fo:color="#000080" style:font-name="Arial" fo:font-family="Arial" style:font-family-generic="swiss" style:font-pitch="variable" fo:font-size="12pt" fo:language="es" fo:country="AR" style:text-underline-style="solid" style:text-underline-width="auto" style:text-underline-color="font-colo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Symbol123456" style:display-name="WW-Footnote Symbol123456" style:family="text">
      <style:text-properties style:use-window-font-color="true"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WW-Footnote_20_anchor123456" style:display-name="WW-Footnote anchor123456" style:family="text">
      <style:text-properties style:use-window-font-color="true" style:text-position="10% 100%" style:font-name="Arial" fo:font-family="Arial" style:font-family-generic="swiss" style:font-pitch="variable" fo:font-size="12pt" fo:language="es" fo:country="AR"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o Ortega</meta:initial-creator>
    <dc:creator>Pablo Gustavo Rodriguez</dc:creator>
    <meta:editing-cycles>114</meta:editing-cycles>
    <meta:creation-date>2017-09-12T00:02:00</meta:creation-date>
    <dc:date>2018-01-18T00:31:17.377721803</dc:date>
    <meta:editing-duration>PT9H8M2S</meta:editing-duration>
    <meta:generator>LibreOffice/5.4.2.2$Linux_X86_64 LibreOffice_project/22b09f6418e8c2d508a9eaf86b2399209b0990f4</meta:generator>
    <meta:document-statistic meta:table-count="0" meta:image-count="0" meta:object-count="0" meta:page-count="5" meta:paragraph-count="48" meta:word-count="1562" meta:character-count="9907" meta:non-whitespace-character-count="8382"/>
    <meta:user-defined meta:name="AppVersion">14.0000</meta:user-defined>
    <meta:user-defined meta:name="Company">Concepto Tot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